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107%" fo:margin-left="-0.0138in" fo:margin-right="-0.0138in">
        <style:tab-stops/>
      </style:paragraph-properties>
    </style:style>
    <style:style style:name="T2" style:parent-style-name="Fuentedepárrafopredeter." style:family="text">
      <style:text-properties style:font-name="Calibri" style:font-name-asian="Calibri" style:font-name-complex="Calibri" fo:language="es"/>
    </style:style>
    <style:style style:name="P3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4" style:parent-style-name="Fuentedepárrafopredeter." style:family="text">
      <style:text-properties style:font-name="Calibri" style:font-name-asian="Calibri" style:font-name-complex="Calibri" fo:language="es"/>
    </style:style>
    <style:style style:name="P5" style:parent-style-name="Normal" style:family="paragraph">
      <style:paragraph-properties fo:line-height="107%"/>
    </style:style>
    <style:style style:name="T6" style:parent-style-name="Fuentedepárrafopredeter." style:family="text">
      <style:text-properties style:font-name="Calibri" style:font-name-asian="Calibri" style:font-name-complex="Calibri" fo:language="es"/>
    </style:style>
    <style:style style:name="T7" style:parent-style-name="Fuentedepárrafopredeter." style:family="text">
      <style:text-properties style:font-name="Calibri" style:font-name-asian="Calibri" style:font-name-complex="Calibri" fo:language="es"/>
    </style:style>
    <style:style style:name="T8" style:parent-style-name="Fuentedepárrafopredeter." style:family="text">
      <style:text-properties style:font-name="Calibri" style:font-name-asian="Calibri" style:font-name-complex="Calibri" fo:language="es"/>
    </style:style>
    <style:style style:name="T9" style:parent-style-name="Fuentedepárrafopredeter." style:family="text">
      <style:text-properties style:font-name="Calibri" style:font-name-asian="Calibri" style:font-name-complex="Calibri" fo:language="es"/>
    </style:style>
    <style:style style:name="T10" style:parent-style-name="Fuentedepárrafopredeter." style:family="text">
      <style:text-properties style:font-name="Calibri" style:font-name-asian="Calibri" style:font-name-complex="Calibri" fo:language="en" fo:country="US"/>
    </style:style>
    <style:style style:name="P11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12" style:parent-style-name="Fuentedepárrafopredeter." style:family="text">
      <style:text-properties style:font-name="Calibri" style:font-name-asian="Calibri" style:font-name-complex="Calibri" fo:language="es"/>
    </style:style>
    <style:style style:name="P13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14" style:parent-style-name="Fuentedepárrafopredeter." style:family="text">
      <style:text-properties style:font-name="Calibri" style:font-name-asian="Calibri" style:font-name-complex="Calibri" fo:language="es"/>
    </style:style>
    <style:style style:name="P15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16" style:parent-style-name="Fuentedepárrafopredeter." style:family="text">
      <style:text-properties style:font-name="Calibri" style:font-name-asian="Calibri" style:font-name-complex="Calibri" fo:language="es"/>
    </style:style>
    <style:style style:name="P17" style:parent-style-name="Normal" style:family="paragraph">
      <style:paragraph-properties fo:line-height="107%"/>
      <style:text-properties style:font-name="Calibri" style:font-name-asian="Calibri" style:font-name-complex="Calibri" fo:language="es"/>
    </style:style>
    <style:style style:name="P18" style:parent-style-name="Normal" style:family="paragraph">
      <style:paragraph-properties fo:line-height="107%"/>
      <style:text-properties style:font-name="Calibri" style:font-name-asian="Calibri" style:font-name-complex="Calibri" fo:language="es"/>
    </style:style>
    <style:style style:name="P19" style:parent-style-name="Normal" style:family="paragraph">
      <style:paragraph-properties fo:line-height="107%"/>
      <style:text-properties style:font-name="Calibri" style:font-name-asian="Calibri" style:font-name-complex="Calibri" fo:language="es"/>
    </style:style>
    <style:style style:name="P20" style:parent-style-name="Normal" style:family="paragraph">
      <style:text-properties style:font-name="Calibri" style:font-name-asian="Calibri" style:font-name-complex="Calibri" fo:language="es"/>
    </style:style>
    <style:style style:name="P21" style:parent-style-name="Normal" style:family="paragraph">
      <style:text-properties style:font-name="Calibri" style:font-name-asian="Calibri" style:font-name-complex="Calibri" fo:language="es"/>
    </style:style>
    <style:style style:name="P22" style:parent-style-name="Normal" style:family="paragraph">
      <style:text-properties style:font-name="Calibri" style:font-name-asian="Calibri" style:font-name-complex="Calibri" fo:language="es"/>
    </style:style>
    <style:style style:name="P23" style:parent-style-name="Normal" style:family="paragraph">
      <style:text-properties style:font-name="Calibri" style:font-name-asian="Calibri" style:font-name-complex="Calibri" fo:language="es"/>
    </style:style>
    <style:style style:name="P24" style:parent-style-name="Normal" style:family="paragraph">
      <style:text-properties style:font-name="Calibri" style:font-name-asian="Calibri" style:font-name-complex="Calibri" fo:language="es"/>
    </style:style>
    <style:style style:name="P25" style:parent-style-name="Normal" style:family="paragraph">
      <style:text-properties style:font-name="Calibri" style:font-name-asian="Calibri" style:font-name-complex="Calibri" fo:language="es"/>
    </style:style>
    <style:style style:name="P26" style:parent-style-name="Normal" style:family="paragraph">
      <style:text-properties style:font-name="Calibri" style:font-name-asian="Calibri" style:font-name-complex="Calibri" fo:language="es"/>
    </style:style>
  </office:automatic-styles>
  <office:body>
    <office:text text:use-soft-page-breaks="true">
      <text:p text:style-name="P1"><text:span text:style-name="T2">PODCAST. Por Paco Aldarias.<text:s/></text:span></text:p>
      <text:p text:style-name="P3"><text:span text:style-name="T4">TEMA 3 PARTE 4 HOJAS DE CALCULO</text:span></text:p>
      <text:p text:style-name="P5"><text:span text:style-name="T6">Las h</text:span><text:span text:style-name="T7">ojas de cálculo <text:s/>proporciona</text:span><text:span text:style-name="T8">n</text:span><text:span text:style-name="T9"><text:s/>todas las herramientas que necesita para analizar sus datos, visualizarlos y obtener estadísticas a partir de ellos. En inglés hoja de cálculo se dice<text:s/></text:span><text:span text:style-name="T10">spreadsheet.</text:span></text:p>
      <text:p text:style-name="P11"><text:span text:style-name="T12">Puedes crear diferentes hojas de cálculo para diferentes conjuntos de datos y utilizar fórmulas y funciones para realizar cálculos y análisis.<text:s/></text:span></text:p>
      <text:p text:style-name="P13"><text:span text:style-name="T14">Las hojas de calculo más utilizadas son Microsoft Excel con extensión xls, Libreoffice Calc con extensión ods, Google Calc.</text:span></text:p>
      <text:p text:style-name="P15"><text:span text:style-name="T16">Un fichero se llama libro de hojas de cálculo, el cual contiene más de una hoja de cálculo, que además se pueden compartir datos.<text:s/></text:span></text:p>
      <text:p text:style-name="P17">Una hoja de cálculo es una tabla con filas identificadas por número y columnas identificadas por letras. La celdas permite operar entre ellas, podemos sumar de la fila 1, <text:s/>las celdas B1 y C1 y poner el resultado en la celda<text:s/>A1, la fórmula<text:s/>seria<text:s/>= B1 + C1.</text:p>
      <text:p text:style-name="P18">Si copiamos el contenido de la celda A1<text:s/>cuya fórmula<text:s text:c="2"/>es =B1+C1,<text:s/>en la celda A2, es decir, bajamos de fila, entonces la fórmula cambiará a = B2 + C2. <text:s/>Esto es debido a que las referencia a celdas son relativas, es decir, que se modifican<text:s/>según la posición que se copian.</text:p>
      <text:p text:style-name="P19">Si copiamos el contenido de la celda A1<text:s/>cuya<text:s/>fórmula es =B$1+C$1, en la celda A2, es decir, bajamos de fila, entonces la fórmula no cambiará. <text:s/>Esto es debido a que las referencia a celdas son<text:s/>absolutas,<text:s/>ya que tienen el simbolo dólar en el numero de fila, es decir, que<text:s/>no<text:s/>se modifican<text:s/>la fila<text:s/>según la posición que se copian.</text:p>
      <text:p text:style-name="P20">Si en una celda de una hoja de cálculo tenemos la referencia $A5 y autocompletamos <text:s/>hacia la derecha una celda, la nueva referencia será $A5, ya que la A está fijada con el dólar, es decir, que $A5 es una referencia a celda cuya columna es absoluta, y al copiar a la derecha cambiamos de columna.</text:p>
      <text:p text:style-name="P21">En los programas ofimáticos de hoja de cálculo; se usa el símbolo $, delante de la fila o la columna de una celda, para realizar referencias absolutas a las celdas.</text:p>
      <text:p text:style-name="P22">La función SI que cuenta cuantos números positivos hay entre las celdas A10 y A20, seria =CONTAR.SI(A10:A20;”&gt;0”)</text:p>
      <text:p text:style-name="P23">Cuando en una celda aparece llena de simbolos almohadilla, entonces es que el valor que se quiere mostrar ocupa más que el espacio que hay reservado para la celda.</text:p>
      <text:p text:style-name="P24">El rango entre celdas se indica poniendo dos puntos, es decir , =SUMA(A3:A20) seria la suma entre las celdas A3 y A20,</text:p>
      <text:p text:style-name="P25">Para que nos calcule el valor de la fórmula F7+2, deberemos introducir = F7+2,<text:s/>o también serviría la función<text:s/><text:s/>=suma(f7:2)<text:s/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DARIAS RAYA, FRANCISCO</meta:initial-creator>
    <dc:creator>ALDARIAS RAYA, FRANCISCO</dc:creator>
    <meta:creation-date>2023-12-12T15:12:00Z</meta:creation-date>
    <dc:date>2023-12-12T15:12:00Z</dc:date>
    <meta:template xlink:href="Normal.dotm" xlink:type="simple"/>
    <meta:editing-cycles>1</meta:editing-cycles>
    <meta:editing-duration>PT0S</meta:editing-duration>
    <meta:document-statistic meta:page-count="1" meta:paragraph-count="4" meta:word-count="384" meta:character-count="2492" meta:row-count="17" meta:non-whitespace-character-count="2112"/>
  </office:meta>
</office:document-meta>
</file>